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f82b1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6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37c8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6eae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ed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eb5724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dd18" style:font-weight-asian="normal" style:font-weight-complex="normal"/>
    </style:style>
    <style:style style:name="T15" style:family="text">
      <style:text-properties fo:font-weight="normal" officeooo:rsid="0086da04" style:font-weight-asian="normal" style:font-weight-complex="normal"/>
    </style:style>
    <style:style style:name="T16" style:family="text">
      <style:text-properties fo:font-weight="normal" officeooo:rsid="00fadeff" style:font-weight-asian="normal" style:font-weight-complex="normal"/>
    </style:style>
    <style:style style:name="T17" style:family="text">
      <style:text-properties fo:font-weight="normal" officeooo:rsid="010056c2" style:font-weight-asian="normal" style:font-weight-complex="normal"/>
    </style:style>
    <style:style style:name="T18" style:family="text">
      <style:text-properties fo:font-weight="normal" officeooo:rsid="00752f12" style:font-weight-asian="normal" style:font-weight-complex="normal"/>
    </style:style>
    <style:style style:name="T19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0" style:family="text">
      <style:text-properties fo:font-weight="normal" officeooo:rsid="00f00409" fo:background-color="#ffff00" loext:char-shading-value="0" style:font-weight-asian="normal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T34" style:family="text">
      <style:text-properties style:font-name="Wingdings" officeooo:rsid="0101b838" style:font-name-asian="Wingdings" style:font-name-complex="Wingdings"/>
    </style:style>
    <style:style style:name="T35" style:family="text">
      <style:text-properties officeooo:rsid="00752f12"/>
    </style:style>
    <style:style style:name="T36" style:family="text">
      <style:text-properties officeooo:rsid="010056c2"/>
    </style:style>
    <style:style style:name="T37" style:family="text">
      <style:text-properties officeooo:rsid="01037c8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5in" draw:visible-area-height="1.983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3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4"/>
      <text:p text:style-name="P14"><text:span text:style-name="T5">на тему: </text:span><text:span text:style-name="T6">«Вибірка даних із таблиць. Команда SELECT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21">Тема. </text:span><text:span text:style-name="T19">Вибірка даних із таблиць. Команда SELECT.</text:span></text:p>
      <text:p text:style-name="P15">Мета.</text:p>
      <text:list xml:id="list192466564" text:style-name="L1">
        <text:list-item>
          <text:p text:style-name="P26">Отримати навички написання запитів для вибірки даних із таблиць реляційних баз даних за допомогою команди SELECT мови SQL.</text:p>
        </text:list-item>
        <text:list-item>
          <text:p text:style-name="P27">Вивчити можливості команди SELECT з обробки даних під час виконання запитів до таблиць реляційних баз даних.</text:p>
        </text:list-item>
      </text:list>
      <text:p text:style-name="P17">Завдання. <text:span text:style-name="T13">Написати SQL-скрипт "Select.sql", що демонстру</text:span><text:span text:style-name="T16">є</text:span><text:span text:style-name="T13"> використання наступних операторів (написати мінімум по одній команді SELECT для кожної конструкції):</text:span></text:p>
      <text:list xml:id="list3684221308" text:style-name="L2">
        <text:list-item>
          <text:list>
            <text:list-item>
              <text:p text:style-name="P28"><text:span text:style-name="T35">✅ </text:span><text:span text:style-name="T36">| </text:span><text:span text:style-name="T35">✅</text:span>WHERE, <text:span text:style-name="T35">✅</text:span>IN, <text:span text:style-name="T35">✅</text:span>BETWEEN, <text:span text:style-name="T35">✅</text:span>LIKE</text:p>
            </text:list-item>
            <text:list-item>
              <text:p text:style-name="P30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<text:span text:style-name="Strong_20_Emphasis"><text:span text:style-name="T18">✅</text:span></text:span>GROUP BY, <text:span text:style-name="T35">✅</text:span>COUNT, <text:span text:style-name="Strong_20_Emphasis"><text:span text:style-name="T33">❌</text:span></text:span>SUM, <text:span text:style-name="Strong_20_Emphasis"><text:span text:style-name="T33">❌</text:span></text:span>AVG, <text:span text:style-name="Strong_20_Emphasis"><text:span text:style-name="T33">❌</text:span></text:span>MIN, <text:span text:style-name="Strong_20_Emphasis"><text:span text:style-name="T33">❌</text:span></text:span>MAX, <text:span text:style-name="Strong_20_Emphasis"><text:span text:style-name="T18">✅</text:span></text:span>AS</text:p>
            </text:list-item>
            <text:list-item>
              <text:p text:style-name="P31"><text:span text:style-name="Strong_20_Emphasis"><text:span text:style-name="T18">✅ </text:span></text:span><text:span text:style-name="Strong_20_Emphasis"><text:span text:style-name="T17">| </text:span></text:span><text:span text:style-name="Strong_20_Emphasis"><text:span text:style-name="T18">✅</text:span></text:span>HAVING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DISTINCT</text:p>
            </text:list-item>
            <text:list-item>
              <text:p text:style-name="P32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<text:span text:style-name="Strong_20_Emphasis"><text:span text:style-name="T18">✅</text:span></text:span>ORDER BY, ASC, <text:span text:style-name="Strong_20_Emphasis"><text:span text:style-name="T18">✅</text:span></text:span>DESC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TOP, PERCENT, WITH TIE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OFFSET, FETCH, FIRST, ROWS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ROW_NUMBER(), OVER, PARTITION BY</text:p>
            </text:list-item>
            <text:list-item>
              <text:p text:style-name="P33"><text:span text:style-name="Strong_20_Emphasis"><text:span text:style-name="T18">✅ </text:span></text:span><text:span text:style-name="Strong_20_Emphasis"><text:span text:style-name="T17">| </text:span></text:span>CASE … WHEN … THEN … ELSE …</text:p>
            </text:list-item>
            <text:list-item>
              <text:p text:style-name="P29"><text:span text:style-name="Strong_20_Emphasis"><text:span text:style-name="T33">❌</text:span></text:span><text:span text:style-name="Strong_20_Emphasis"><text:span text:style-name="T18"> </text:span></text:span><text:span text:style-name="Strong_20_Emphasis"><text:span text:style-name="T17">| </text:span></text:span>COALESCE()</text:p>
            </text:list-item>
          </text:list>
        </text:list-item>
      </text:list>
      <text:p text:style-name="P20">✅<text:span text:style-name="Strong_20_Emphasis"><text:span text:style-name="T33">❌</text:span></text:span></text:p>
      <text:p text:style-name="P16">Текст скриптів. <text:a xlink:type="simple" xlink:href="https://github.com/dazzlemon/diit_121-ipz_y3_db/tree/main/lr2/scripts" text:style-name="Internet_20_link" text:visited-style-name="Visited_20_Internet_20_Link"><text:span text:style-name="T15">g</text:span></text:a><text:a xlink:type="simple" xlink:href="https://github.com/dazzlemon/diit_121-ipz_y3_db/tree/main/lr3/select.sql" text:style-name="Internet_20_link" text:visited-style-name="Visited_20_Internet_20_Link"><text:span text:style-name="T14">ithub</text:span></text:a></text:p>
      <text:p text:style-name="P23">Скріншот діаграми бази даних із середовища <text:span text:style-name="T22">Azure data studio</text:span></text:p>
      <text:p text:style-name="P22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2"/>
      <text:p text:style-name="P23">Опис предметної області та таблиць бази даних</text:p>
      <text:p text:style-name="P21"><text:span text:style-name="T9">Предметна область </text:span>— розклад занять у навчальному закладі.</text:p>
      <text:p text:style-name="P21"><text:span text:style-name="T9">Сутності</text:span><text:span text:style-name="T10">:</text:span></text:p>
      <text:list xml:id="list3799453858" text:style-name="L3">
        <text:list-item>
          <text:p text:style-name="P34">Заняття(з предмету) — проводиться:</text:p>
          <text:list>
            <text:list-item>
              <text:p text:style-name="P34">щотижня, або тільки по чисельникам/знаменникам;</text:p>
            </text:list-item>
            <text:list-item>
              <text:p text:style-name="P35">у день тижня</text:p>
            </text:list-item>
            <text:list-item>
              <text:p text:style-name="P35">для групи, <text:span text:style-name="T24">підгрупи</text:span></text:p>
            </text:list-item>
            <text:list-item>
              <text:p text:style-name="P36">у час</text:p>
            </text:list-item>
            <text:list-item>
              <text:p text:style-name="P37">викладачем</text:p>
            </text:list-item>
            <text:list-item>
              <text:p text:style-name="P37">в аудиторії</text:p>
            </text:list-item>
          </text:list>
        </text:list-item>
        <text:list-item>
          <text:p text:style-name="P34">Предмет</text:p>
        </text:list-item>
        <text:list-item>
          <text:p text:style-name="P34">Викладач</text:p>
        </text:list-item>
        <text:list-item>
          <text:p text:style-name="P34">Студент — <text:span text:style-name="T23">належить до групи та підгрупи</text:span></text:p>
        </text:list-item>
        <text:list-item>
          <text:p text:style-name="P34">Аудиторія</text:p>
        </text:list-item>
        <text:list-item>
          <text:p text:style-name="P34">Група(студентів) — <text:span text:style-name="T25">має куратора</text:span></text:p>
        </text:list-item>
      </text:list>
      <text:p text:style-name="P18">Таблиці:</text:p>
      <text:list xml:id="list563447878" text:style-name="L4">
        <text:list-item>
          <text:p text:style-name="P38">Room(аудиторія)</text:p>
          <text:list>
            <text:list-item>
              <text:p text:style-name="P39">id INT PK</text:p>
            </text:list-item>
          </text:list>
        </text:list-item>
        <text:list-item>
          <text:p text:style-name="P40">Teacher(викладач)</text:p>
          <text:list>
            <text:list-item>
              <text:p text:style-name="P41">Id <text:span text:style-name="T27">INT </text:span>IDENTITY<text:span text:style-name="T29">(1, 1)</text:span> <text:span text:style-name="T26">PK</text:span></text:p>
            </text:list-item>
            <text:list-item>
              <text:p text:style-name="P42">FirstName TEXT NOT NULL</text:p>
            </text:list-item>
            <text:list-item>
              <text:p text:style-name="P42">LastName TEXT NOT NULL</text:p>
            </text:list-item>
          </text:list>
        </text:list-item>
        <text:list-item>
          <text:p text:style-name="P43">Group</text:p>
          <text:list>
            <text:list-item>
              <text:p text:style-name="P43">Id INT PK</text:p>
            </text:list-item>
            <text:list-item>
              <text:p text:style-name="P44">Name TEXT NOT NULL</text:p>
            </text:list-item>
            <text:list-item>
              <text:p text:style-name="P45">CuratorId INT NOT NULL FK(Teacher.Id)</text:p>
            </text:list-item>
          </text:list>
        </text:list-item>
        <text:list-item>
          <text:p text:style-name="P46">Class</text:p>
          <text:list>
            <text:list-item>
              <text:p text:style-name="P46">Id INT IDENTITY(1, 1) PK</text:p>
            </text:list-item>
            <text:list-item>
              <text:p text:style-name="P46">Name TEXT NOT NULL</text:p>
            </text:list-item>
          </text:list>
        </text:list-item>
        <text:list-item>
          <text:p text:style-name="P47">ClassType<text:span text:style-name="T28">(тип заняття)</text:span></text:p>
          <text:list>
            <text:list-item>
              <text:p text:style-name="P48">Id INT IDENTITY(1, 1) PK</text:p>
            </text:list-item>
            <text:list-item>
              <text:p text:style-name="P48">Name TEXT NOT NULL</text:p>
            </text:list-item>
          </text:list>
        </text:list-item>
        <text:list-item>
          <text:p text:style-name="P49">Schedule(розклад/заняття)</text:p>
          <text:list>
            <text:list-item>
              <text:p text:style-name="P50">Day SMALLINT NOT NULL BETWEEN 0 AND 6</text:p>
            </text:list-item>
            <text:list-item>
              <text:p text:style-name="P51">Time TIME NOT NULL</text:p>
            </text:list-item>
            <text:list-item>
              <text:p text:style-name="P52">IsOddWeek BIT</text:p>
            </text:list-item>
            <text:list-item>
              <text:p text:style-name="P52">ClassTypeId INT NOT NULL FK(ClassType.Id)</text:p>
            </text:list-item>
            <text:list-item>
              <text:p text:style-name="P52">ClassId INT NOT NULL FK(Class.Id)</text:p>
            </text:list-item>
            <text:list-item>
              <text:p text:style-name="P52">GroupId INT NOT NULL FK(Group.Id)</text:p>
            </text:list-item>
            <text:list-item>
              <text:p text:style-name="P52">Subgroup INT NOT NULL</text:p>
            </text:list-item>
            <text:list-item>
              <text:p text:style-name="P52">TeacherId INT NOT NULL <text:span text:style-name="T30">FK(Teacher.Id)</text:span></text:p>
            </text:list-item>
            <text:list-item>
              <text:p text:style-name="P53">RoomId INT NOT NULL FK(Room.Id)</text:p>
            </text:list-item>
          </text:list>
        </text:list-item>
        <text:list-item>
          <text:p text:style-name="P54">Student</text:p>
          <text:list>
            <text:list-item>
              <text:p text:style-name="P54">Id INT IDENTITY(1, 1) <text:span text:style-name="T32">PK</text:span></text:p>
            </text:list-item>
            <text:list-item>
              <text:p text:style-name="P54">FirstName TEXT NOT NULL</text:p>
            </text:list-item>
            <text:list-item>
              <text:p text:style-name="P54"><text:span text:style-name="T31">L</text:span>astName TEXT NOT NULL</text:p>
            </text:list-item>
            <text:list-item>
              <text:p text:style-name="P54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4T22:56:17.311653499</dc:date>
    <meta:editing-duration>PT11H27M40S</meta:editing-duration>
    <meta:editing-cycles>230</meta:editing-cycles>
    <meta:generator>LibreOffice/7.2.6.2$Linux_X86_64 LibreOffice_project/20$Build-2</meta:generator>
    <meta:document-statistic meta:table-count="0" meta:image-count="1" meta:object-count="1" meta:page-count="4" meta:paragraph-count="80" meta:word-count="387" meta:character-count="2163" meta:non-whitespace-character-count="1900"/>
  </office:meta>
</office:document-meta>
</file>